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Preformatted_20_Text">
      <loext:graphic-properties draw:fill-gradient-name="gradient" draw:fill-hatch-name="hatch"/>
    </style:style>
    <style:style style:name="P2" style:family="paragraph" style:parent-style-name="Preformatted_20_Text">
      <loext:graphic-properties draw:fill-gradient-name="gradient" draw:fill-hatch-name="hatch"/>
      <style:text-properties fo:background-color="transparent"/>
    </style:style>
    <style:style style:name="P3" style:family="paragraph" style:parent-style-name="Preformatted_20_Text">
      <loext:graphic-properties draw:fill-gradient-name="gradient" draw:fill-hatch-name="hatch"/>
      <style:text-properties officeooo:paragraph-rsid="00142e0a" fo:background-color="transparent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fo:font-size="8pt" officeooo:paragraph-rsid="00179592" fo:background-color="#bf819e" style:font-size-asian="8pt" style:font-size-complex="8pt"/>
    </style:style>
    <style:style style:name="P5" style:family="paragraph" style:parent-style-name="Preformatted_20_Text">
      <style:text-properties fo:font-size="8pt" fo:background-color="#bf819e" style:font-size-asian="8pt" style:font-size-complex="8pt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officeooo:paragraph-rsid="00179592"/>
    </style:style>
    <style:style style:name="P7" style:family="paragraph" style:parent-style-name="Standard">
      <style:text-properties officeooo:paragraph-rsid="00129bf8" fo:background-color="#ffa6a6"/>
    </style:style>
    <style:style style:name="P8" style:family="paragraph" style:parent-style-name="Standard">
      <style:text-properties officeooo:paragraph-rsid="00129bf8"/>
    </style:style>
    <style:style style:name="P9" style:family="paragraph" style:parent-style-name="Standard">
      <loext:graphic-properties draw:fill-gradient-name="gradient" draw:fill-hatch-name="hatch"/>
      <style:text-properties officeooo:paragraph-rsid="00129bf8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129bf8"/>
    </style:style>
    <style:style style:name="P11" style:family="paragraph" style:parent-style-name="Standard">
      <style:text-properties officeooo:paragraph-rsid="00129bf8" fo:background-color="transparent"/>
    </style:style>
    <style:style style:name="P12" style:family="paragraph" style:parent-style-name="Standard">
      <style:text-properties fo:font-size="8pt" officeooo:paragraph-rsid="00129bf8" fo:background-color="#ffa6a6" style:font-size-asian="8pt" style:font-size-complex="8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8pt" officeooo:paragraph-rsid="00129bf8" fo:background-color="#ffa6a6" style:font-size-asian="8pt" style:font-size-complex="8pt"/>
    </style:style>
    <style:style style:name="P14" style:family="paragraph" style:parent-style-name="Standard">
      <style:text-properties fo:font-size="8pt" officeooo:paragraph-rsid="00129bf8" fo:background-color="#bf819e" style:font-size-asian="8pt" style:font-size-complex="8pt"/>
    </style:style>
    <style:style style:name="P15" style:family="paragraph" style:parent-style-name="Standard">
      <style:text-properties style:use-window-font-color="true" loext:opacity="0%" fo:font-size="8pt" officeooo:paragraph-rsid="001f0751" fo:background-color="#800080" style:font-size-asian="8pt" style:font-size-complex="8pt"/>
    </style:style>
    <style:style style:name="P16" style:family="paragraph" style:parent-style-name="Standard">
      <style:text-properties style:use-window-font-color="true" loext:opacity="0%" fo:font-size="7pt" officeooo:paragraph-rsid="00129bf8" fo:background-color="#bf819e" style:font-size-asian="7pt" style:font-size-complex="7pt"/>
    </style:style>
    <style:style style:name="P17" style:family="paragraph" style:parent-style-name="Standard">
      <style:text-properties fo:font-size="10pt" officeooo:paragraph-rsid="00129bf8" fo:background-color="#ffa6a6" style:font-size-asian="10pt" style:font-size-complex="10pt"/>
    </style:style>
    <style:style style:name="P18" style:family="paragraph" style:parent-style-name="Standard">
      <style:text-properties fo:font-size="10pt" officeooo:paragraph-rsid="00129bf8" fo:background-color="#bf819e" style:font-size-asian="10pt" style:font-size-complex="10pt"/>
    </style:style>
    <style:style style:name="P19" style:family="paragraph" style:parent-style-name="Standard">
      <style:text-properties fo:font-size="10pt" officeooo:paragraph-rsid="001469e4" fo:background-color="#bf819e" style:font-size-asian="10pt" style:font-size-complex="10pt"/>
    </style:style>
    <style:style style:name="P20" style:family="paragraph" style:parent-style-name="Standard">
      <style:text-properties officeooo:paragraph-rsid="00151b60"/>
    </style:style>
    <style:style style:name="P21" style:family="paragraph" style:parent-style-name="Standard">
      <style:text-properties fo:font-style="italic" officeooo:paragraph-rsid="00129bf8" fo:background-color="transparent" style:font-style-asian="italic" style:font-style-complex="italic"/>
    </style:style>
    <style:style style:name="P22" style:family="paragraph" style:parent-style-name="Standard">
      <style:text-properties fo:font-style="italic" officeooo:paragraph-rsid="00129bf8" style:font-style-asian="italic" style:font-style-complex="italic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tyle="normal" officeooo:paragraph-rsid="0019848b" style:font-style-asian="normal" style:font-style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DejaVu Sans Mono" fo:font-size="10pt" fo:background-color="transparent" loext:char-shading-value="0" style:font-name-asian="DejaVu Sans Mono" style:font-size-asian="10pt" style:font-name-complex="DejaVu Sans Mono" style:font-size-complex="10pt"/>
    </style:style>
    <style:style style:name="T4" style:family="text">
      <style:text-properties fo:font-size="10pt" fo:background-color="#bf819e" loext:char-shading-value="0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background-color="#ff6d6d" loext:char-shading-value="0" style:font-size-asian="8pt" style:font-size-complex="8pt"/>
    </style:style>
    <style:style style:name="T7" style:family="text">
      <style:text-properties fo:font-size="8pt" fo:background-color="#ff6d6d" loext:char-shading-value="0" style:font-size-asian="8pt" style:font-size-complex="8pt"/>
    </style:style>
    <style:style style:name="T8" style:family="text">
      <style:text-properties fo:font-size="8pt" officeooo:rsid="0015c798" fo:background-color="#ff6d6d" loext:char-shading-value="0" style:font-size-asian="8pt" style:font-size-complex="8pt"/>
    </style:style>
    <style:style style:name="T9" style:family="text">
      <style:text-properties fo:font-size="8pt" officeooo:rsid="001685f8" fo:background-color="#bf819e" loext:char-shading-value="0" style:font-size-asian="8pt" style:font-size-complex="8pt"/>
    </style:style>
    <style:style style:name="T10" style:family="text">
      <style:text-properties fo:font-size="8pt" fo:background-color="#bf819e" loext:char-shading-value="0" style:font-size-asian="8pt" style:font-size-complex="8pt"/>
    </style:style>
    <style:style style:name="T11" style:family="text">
      <style:text-properties fo:font-size="8pt" officeooo:rsid="001c3c7a" fo:background-color="#bf819e" loext:char-shading-value="0" style:font-size-asian="8pt" style:font-size-complex="8pt"/>
    </style:style>
    <style:style style:name="T12" style:family="text">
      <style:text-properties fo:font-size="8pt" fo:background-color="#ffa6a6" loext:char-shading-value="0" style:font-size-asian="8pt" style:font-size-complex="8pt"/>
    </style:style>
    <style:style style:name="T13" style:family="text">
      <style:text-properties fo:font-size="8pt" fo:font-style="italic" fo:background-color="#ff6d6d" loext:char-shading-value="0" style:font-size-asian="8pt" style:font-style-asian="italic" style:font-size-complex="8pt" style:font-style-complex="italic"/>
    </style:style>
    <style:style style:name="T14" style:family="text">
      <style:text-properties fo:font-size="8pt" fo:font-style="italic" officeooo:rsid="001d8af0" fo:background-color="#ff6d6d" loext:char-shading-value="0" style:font-size-asian="8pt" style:font-style-asian="italic" style:font-size-complex="8pt" style:font-style-complex="italic"/>
    </style:style>
    <style:style style:name="T15" style:family="text">
      <style:text-properties fo:font-size="8pt" fo:font-style="normal" fo:background-color="#ff6d6d" loext:char-shading-value="0" style:font-size-asian="8pt" style:font-style-asian="normal" style:font-size-complex="8pt" style:font-style-complex="normal"/>
    </style:style>
    <style:style style:name="T16" style:family="text">
      <style:text-properties fo:font-size="8pt" fo:font-style="normal" officeooo:rsid="0015c798" fo:background-color="#ff6d6d" loext:char-shading-value="0" style:font-size-asian="8pt" style:font-style-asian="normal" style:font-size-complex="8pt" style:font-style-complex="normal"/>
    </style:style>
    <style:style style:name="T17" style:family="text">
      <style:text-properties fo:font-size="8pt" fo:font-style="normal" officeooo:rsid="001d8af0" fo:background-color="#ff6d6d" loext:char-shading-value="0" style:font-size-asian="8pt" style:font-style-asian="normal" style:font-size-complex="8pt" style:font-style-complex="normal"/>
    </style:style>
    <style:style style:name="T18" style:family="text">
      <style:text-properties fo:font-size="8pt" fo:font-style="normal" officeooo:rsid="001d8af0" fo:background-color="#ff6d6d" loext:char-shading-value="0" style:font-size-asian="8pt" style:font-style-asian="normal" style:font-size-complex="8pt" style:font-style-complex="normal"/>
    </style:style>
    <style:style style:name="T19" style:family="text">
      <style:text-properties fo:font-size="8pt" fo:font-style="normal" fo:background-color="#ff6d6d" loext:char-shading-value="0" style:font-size-asian="8pt" style:font-style-asian="normal" style:font-size-complex="8pt" style:font-style-complex="normal"/>
    </style:style>
    <style:style style:name="T20" style:family="text">
      <style:text-properties fo:background-color="#bf819e" loext:char-shading-value="0"/>
    </style:style>
    <style:style style:name="T21" style:family="text">
      <style:text-properties officeooo:rsid="001685f8" fo:background-color="#bf819e" loext:char-shading-value="0"/>
    </style:style>
    <style:style style:name="T22" style:family="text">
      <style:text-properties officeooo:rsid="001c3c7a" fo:background-color="#bf819e" loext:char-shading-value="0"/>
    </style:style>
    <style:style style:name="T23" style:family="text">
      <style:text-properties officeooo:rsid="001c3c7a" fo:background-color="#bf819e" loext:char-shading-value="0"/>
    </style:style>
    <style:style style:name="T24" style:family="text">
      <style:text-properties fo:background-color="#bf819e" loext:char-shading-value="0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background-color="#ff7b59" loext:char-shading-value="0" style:font-size-asian="9pt" style:font-size-complex="9pt"/>
    </style:style>
    <style:style style:name="T27" style:family="text">
      <style:text-properties fo:font-size="9pt" fo:background-color="#ff7b59" loext:char-shading-value="0" style:font-size-asian="9pt" style:font-size-complex="9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background-color="#ffffd7" loext:char-shading-value="0"/>
    </style:style>
    <style:style style:name="T30" style:family="text">
      <style:text-properties fo:background-color="#ffffd7" loext:char-shading-value="0"/>
    </style:style>
    <style:style style:name="T31" style:family="text">
      <style:text-properties fo:background-color="#e0c2cd" loext:char-shading-value="0"/>
    </style:style>
    <style:style style:name="T32" style:family="text">
      <style:text-properties officeooo:rsid="001b91b9"/>
    </style:style>
    <style:style style:name="T33" style:family="text">
      <style:text-properties officeooo:rsid="001c3c7a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80e651"/>
    </style:style>
    <style:style style:name="T36" style:family="text">
      <style:text-properties officeooo:rsid="007f8b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ypedef struct rte {</text:p>
      <text:p text:style-name="P18"><text:s text:c="2"/>struct rte *next;</text:p>
      <text:p text:style-name="P18"><text:span text:style-name="T1"><text:s text:c="2"/></text:span>net *net;<text:tab/><text:tab/><text:tab/><text:tab/>/* Network this RTE belongs to */</text:p>
      <text:p text:style-name="P18"><text:s text:c="2"/>struct rte_src *src;<text:tab/><text:tab/><text:tab/>/* Route source that created the route */</text:p>
      <text:p text:style-name="P18"><text:span text:style-name="T1"><text:s text:c="2"/></text:span>struct channel *sender;<text:tab/><text:tab/>/* Channel used to send the route to the routing table */</text:p>
      <text:p text:style-name="P18"><text:s text:c="2"/>struct rta *attrs;<text:tab/><text:tab/><text:tab/>/* Attributes of this route */</text:p>
      <text:p text:style-name="P18"><text:s text:c="2"/>u32 id;<text:tab/><text:tab/><text:tab/><text:tab/>/* Table specific route id */</text:p>
      <text:p text:style-name="P18"><text:s text:c="2"/>byte flags;<text:tab/><text:tab/><text:tab/><text:tab/>/* Flags (REF_...) */</text:p>
      <text:p text:style-name="P18"><text:s text:c="2"/>byte pflags;<text:tab/><text:tab/><text:tab/><text:tab/>/* Protocol-specific flags */</text:p>
      <text:p text:style-name="P18"><text:s text:c="2"/>btime lastmod;<text:tab/><text:tab/><text:tab/>/* Last modified */</text:p>
      <text:p text:style-name="P19">} rte;</text:p>
      <text:p text:style-name="P19"/>
      <text:p text:style-name="P19">typedef struct rta {</text:p>
      <text:p text:style-name="P18"><text:s text:c="2"/>struct rta *next, **pprev;<text:tab/><text:tab/>/* Hash chain */</text:p>
      <text:p text:style-name="P18"><text:s text:c="2"/>u32 uc;<text:tab/><text:tab/><text:tab/><text:tab/>/* Use count */</text:p>
      <text:p text:style-name="P18"><text:s text:c="2"/>u32 hash_key;<text:tab/><text:tab/><text:tab/><text:tab/>/* Hash over important fields */</text:p>
      <text:p text:style-name="P18"><text:s text:c="2"/>struct ea_list *eattrs;<text:tab/><text:tab/>/* Extended Attribute chain */</text:p>
      <text:p text:style-name="P18"><text:s text:c="2"/>struct hostentry *hostentry;<text:tab/><text:tab/>/* Hostentry for recursive next-hops */</text:p>
      <text:p text:style-name="P18"><text:s text:c="2"/>ip_addr from;<text:tab/><text:tab/><text:tab/><text:tab/>/* Advertising router */</text:p>
      <text:p text:style-name="P18"><text:s text:c="2"/>u32 igp_metric;<text:tab/><text:tab/><text:tab/>/* IGP metric to next hop (for iBGP routes) */</text:p>
      <text:p text:style-name="P18"><text:s text:c="2"/>u16 cached:1;<text:tab/><text:tab/><text:tab/><text:tab/>/* Are attributes cached? */</text:p>
      <text:p text:style-name="P18"><text:s text:c="2"/>u16 source:7;<text:tab/><text:tab/><text:tab/><text:tab/>/* Route source (RTS_...) */</text:p>
      <text:p text:style-name="P18"><text:s text:c="2"/>u16 scope:4;<text:tab/><text:tab/><text:tab/><text:tab/>/* Route scope (SCOPE_... -- see ip.h) */</text:p>
      <text:p text:style-name="P18"><text:s text:c="2"/>u16 dest:4;<text:tab/><text:tab/><text:tab/><text:tab/>/* Route destination type (RTD_...) */</text:p>
      <text:p text:style-name="P18"><text:s text:c="2"/>word pref;</text:p>
      <text:p text:style-name="P18"><text:s text:c="2"/>struct nexthop nh;<text:tab/><text:tab/><text:tab/>/* Next hop */</text:p>
      <text:p text:style-name="P18">} rta;</text:p>
      <text:p text:style-name="P17"/>
      <text:p text:style-name="P12"><text:s text:c="24"/>container routes</text:p>
      <text:p text:style-name="P12"><text:s text:c="28"/>list route(key "prefix origin path-id")</text:p>
      <text:p text:style-name="P23"><text:span text:style-name="T12"><text:s text:c="32"/></text:span><text:span text:style-name="T27">leaf prefix type inet:ipv4-prefix</text:span><text:span text:style-name="T26">description</text:span> <text:span text:style-name="T25">"Prefix for the route."; </text:span><text:span text:style-name="T5">//</text:span><text:span text:style-name="T10">u32 id;<text:tab/> /* Table specific route id */</text:span></text:p>
      <text:p text:style-name="P13"><text:s text:c="32"/>uses bgp-loc-rib-common-keys</text:p>
      <text:p text:style-name="P12"><text:s text:c="32"/>uses bgp-loc-rib-common-attr-refs</text:p>
      <text:p text:style-name="P12"><text:s text:c="32"/>uses bgp-common-route-annotations-state</text:p>
      <text:p text:style-name="P12"><text:s text:c="32"/>uses bgp-unknown-attr-top</text:p>
      <text:p text:style-name="P12"><text:s text:c="32"/>uses rib-ext-route-annotations</text:p>
      <text:p text:style-name="P7"/>
      <text:p text:style-name="P11">grouping bgp-loc-rib-common-keys</text:p>
      <text:p text:style-name="P16">struct rte_src {</text:p>
      <text:p text:style-name="P16"><text:s text:c="2"/>struct rte_src *next;<text:tab/><text:tab/><text:tab/>/* Hash chain */</text:p>
      <text:p text:style-name="P16"><text:s text:c="2"/>struct proto *proto;<text:tab/><text:tab/><text:tab/>/* Protocol the source is based on */</text:p>
      <text:p text:style-name="P16"><text:s text:c="2"/>u64 private_id;<text:tab/><text:tab/><text:tab/>/* Private ID, assigned by the protocol */</text:p>
      <text:p text:style-name="P16"><text:s text:c="2"/>u32 global_id;<text:tab/><text:tab/><text:tab/>/* Globally unique ID of the source */</text:p>
      <text:p text:style-name="P16"><text:s text:c="2"/>unsigned uc;<text:tab/><text:tab/><text:tab/><text:tab/>/* Use count */</text:p>
      <text:p text:style-name="P16">};</text:p>
      <text:p text:style-name="P9"><text:span text:style-name="T2"><text:s text:c="4"/>leaf origin </text:span>type union {</text:p>
      <text:p text:style-name="P1"><text:span text:style-name="T3"><text:s text:c="8"/></text:span><text:span text:style-name="T2">type inet:ip-address;</text:span></text:p>
      <text:p text:style-name="P2"><text:s text:c="8"/>type identityref {</text:p>
      <text:p text:style-name="P3"><text:s text:c="10"/>base rt:routing-protocol;}</text:p>
      <text:p text:style-name="P3"><text:s text:c="2"/>leaf path-id type uint32</text:p>
      <text:p text:style-name="P11"/>
      <text:p text:style-name="P22">grouping bgp-loc-rib-common-attr-refs</text:p>
      <text:p text:style-name="P22"><text:s text:c="4"/>leaf attr-index type leafref </text:p>
      <text:p text:style-name="P22"><text:s text:c="4"/>leaf commun<text:span text:style-name="T2">ity-index type leafref </text:span></text:p>
      <text:p text:style-name="P21"><text:s text:c="4"/>leaf ext-community-index type leafref </text:p>
      <text:p text:style-name="P21"><text:s text:c="4"/>leaf large-community-index type leafref </text:p>
      <text:p text:style-name="P11"/>
      <text:p text:style-name="P8">grouping bgp-common-route-annotations-state</text:p>
      <text:p text:style-name="P20"><text:s text:c="4"/>leaf last-modified type yang:timeticks <text:span text:style-name="T10">//</text:span><text:span text:style-name="T11">rte: </text:span><text:span text:style-name="T4">btime lastmod;<text:tab/>/* Last modified */</text:span></text:p>
      <text:p text:style-name="P8"><text:s text:c="4"/><text:span text:style-name="T34">leaf eligible-route type boolean </text:span><text:span text:style-name="T19">// </text:span><text:span text:style-name="T18">implicitly in bird</text:span></text:p>
      <text:p text:style-name="P21"><text:s text:c="4"/><text:span text:style-name="T34">leaf ineligible-reason type identityref </text:span><text:span text:style-name="T15">/</text:span><text:span text:style-name="T16">/ </text:span><text:span text:style-name="T17">bird does not implement</text:span></text:p>
      <text:p text:style-name="P11"/>
      <text:p text:style-name="P8"><text:soft-page-break/>grouping bgp-unknown-attr-top</text:p>
      <text:p text:style-name="P8"><text:s text:c="4"/>container unknown-attributes</text:p>
      <text:p text:style-name="P8"><text:s text:c="8"/>list unknown-attribute(key "attr-type")</text:p>
      <text:p text:style-name="P8"><text:s text:c="12"/>leaf optional type boolean</text:p>
      <text:p text:style-name="P8"><text:s text:c="12"/>leaf transitive type boolean</text:p>
      <text:p text:style-name="P8"><text:s text:c="12"/>leaf partial type boolean</text:p>
      <text:p text:style-name="P8"><text:s text:c="12"/>leaf extended type boolean</text:p>
      <text:p text:style-name="P8"><text:s text:c="12"/>leaf attr-type type uint8leaf attr-type {</text:p>
      <text:p text:style-name="Preformatted_20_Text"><text:s text:c="12"/>"1-octet value encoding the attribute type code";</text:p>
      <text:p text:style-name="Preformatted_20_Text"><text:s text:c="10"/>reference</text:p>
      <text:p text:style-name="Preformatted_20_Text"><text:s text:c="12"/>"RFC <text:span text:style-name="T30">4271</text:span>: A Border Gateway Protocol 4 (BGP-4).";}</text:p>
      <text:p text:style-name="P5">#define BA_ORIGIN<text:tab/><text:tab/>0x01<text:tab/>/* RFC <text:span text:style-name="T31">4271</text:span> */<text:tab/><text:tab/>/* WM */</text:p>
      <text:p text:style-name="P5">#define BA_AS_PATH<text:tab/><text:tab/>0x02<text:tab/><text:tab/><text:tab/><text:tab/>/* WM */</text:p>
      <text:p text:style-name="P5">#define BA_NEXT_HOP<text:tab/><text:tab/>0x03<text:tab/><text:tab/><text:tab/><text:tab/>/* WM */</text:p>
      <text:p text:style-name="P5">#define BA_MULTI_EXIT_DISC<text:tab/>. . . <text:span text:style-name="T32">(EA_CODE(proto,id) (((proto) &lt;&lt; 8) | (id)) in eattr)</text:span></text:p>
      <text:p text:style-name="P10"><text:s text:c="12"/>leaf attr-len type uint16</text:p>
      <text:p text:style-name="P11"><text:s text:c="12"/>leaf attr-value type binary </text:p>
      <text:p text:style-name="P11"><text:span text:style-name="T20">// </text:span><text:span text:style-name="T21">maybe ? </text:span><text:span text:style-name="T9">typedef struct ea_list {</text:span></text:p>
      <text:p text:style-name="P14"><text:s text:c="2"/>struct ea_list *next;<text:tab/><text:tab/><text:tab/>/* In case we have an override list */</text:p>
      <text:p text:style-name="P14"><text:s text:c="2"/>byte flags;<text:tab/><text:tab/><text:tab/><text:tab/>/* Flags: EALF_... */</text:p>
      <text:p text:style-name="P14"><text:s text:c="2"/>byte rfu;</text:p>
      <text:p text:style-name="P14"><text:s text:c="2"/>word count;<text:tab/><text:tab/><text:tab/><text:tab/>/* Number of attributes */</text:p>
      <text:p text:style-name="P14"><text:s text:c="2"/>eattr attrs[0];<text:tab/><text:tab/><text:tab/>/* Attribute definitions themselves */</text:p>
      <text:p text:style-name="P14">} ea_list;</text:p>
      <text:p text:style-name="P14"/>
      <text:p text:style-name="P14">#define EALF_SORTED 1<text:tab/><text:tab/><text:tab/>/* Attributes are sorted by code */</text:p>
      <text:p text:style-name="P14">#define EALF_BISECT 2<text:tab/><text:tab/><text:tab/>/* Use interval bisection for searching */</text:p>
      <text:p text:style-name="P14">#define EALF_CACHED 4<text:tab/><text:tab/><text:tab/>/* Attributes belonging to cached rta */</text:p>
      <text:p text:style-name="P15">// <text:span text:style-name="T36">unknown attributes are stored in struct eattr </text:span></text:p>
      <text:p text:style-name="P15">// <text:span text:style-name="T35">the leaf values are set in static const struct bgp_attr_desc bgp_attr_table[]. But, I do not really understand how this works</text:span></text:p>
      <text:p text:style-name="P11"/>
      <text:p text:style-name="P8">grouping rib-ext-route-annotations</text:p>
      <text:p text:style-name="P6"><text:span text:style-name="T10">//struct rte : byte flags;<text:tab/>/* Flags (REF_...) */</text:span></text:p>
      <text:p text:style-name="P4">#define REF_COW<text:tab/>1<text:tab/><text:tab/>/* Copy this rte on write */</text:p>
      <text:p text:style-name="P4">#define REF_FILTERED<text:tab/>2<text:tab/><text:tab/>/* Route is rejected by import filter */</text:p>
      <text:p text:style-name="P4">#define REF_STALE<text:tab/>4<text:tab/><text:tab/>/* Route is stale in a refresh cycle */</text:p>
      <text:p text:style-name="P4">#define REF_DISCARD<text:tab/>8<text:tab/><text:tab/>/* Route is scheduled for discard */</text:p>
      <text:p text:style-name="P4">#define REF_MODIFY<text:tab/>16<text:tab/><text:tab/>/* Route is scheduled for modify */</text:p>
      <text:p text:style-name="P11"><text:s text:c="4"/>leaf reject-reason type union {</text:p>
      <text:p text:style-name="Preformatted_20_Text"><text:s text:c="8"/>type identityref {</text:p>
      <text:p text:style-name="Preformatted_20_Text"><text:s text:c="10"/>base brt:bgp-not-selected-bestpath;</text:p>
      <text:p text:style-name="Preformatted_20_Text"><text:s text:c="8"/>}</text:p>
      <text:p text:style-name="Preformatted_20_Text"><text:s text:c="8"/>type identityref {</text:p>
      <text:p text:style-name="Preformatted_20_Text"><text:s text:c="10"/>base brt:bgp-not-selected-policy;</text:p>
      <text:p text:style-name="Preformatted_20_Text"><text:s text:c="8"/>}</text:p>
      <text:p text:style-name="Preformatted_20_Text"><text:s text:c="6"/>}</text:p>
      <text:p text:style-name="Preformatted_20_Text"><text:s text:c="6"/>description</text:p>
      <text:p text:style-name="Preformatted_20_Text"><text:s text:c="8"/>"Indicates the reason the route is not used, either due to</text:p>
      <text:p text:style-name="Preformatted_20_Text"><text:s text:c="9"/>policy filtering or bestpath selection";</text:p>
      <text:p text:style-name="P6"><text:s text:c="4"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17:20.113417769</meta:creation-date>
    <dc:date>2024-04-18T09:39:28.379375485</dc:date>
    <meta:editing-duration>PT18H12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04" meta:word-count="620" meta:character-count="4641" meta:non-whitespace-character-count="3442"/>
  </office:meta>
</office:document-meta>
</file>